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Title :<text:s/>choose catalogue</text:p>
      <text:p text:style-name="Standard"><text:span text:style-name="T2">Primary actor :<text:s/></text:span><?opendocument cursor-position?><text:span text:style-name="T3">Guest</text:span></text:p>
      <text:p text:style-name="Standard"/>
      <text:p text:style-name="Standard"><text:span text:style-name="T4">Goal :<text:s/></text:span><text:span text:style-name="T5">The</text:span><text:span text:style-name="T6"><text:s/>guest wants to browse individual products or company products</text:span></text:p>
      <text:p text:style-name="Standard"/>
      <text:p text:style-name="Standard"><text:span text:style-name="T7">preconditions : the user</text:span><text:span text:style-name="T8"><text:s/>must be</text:span><text:span text:style-name="T9"><text:s/></text:span><text:span text:style-name="T10">open home page</text:span></text:p>
      <text:p text:style-name="Standard"/>
      <text:p text:style-name="Standard"><text:span text:style-name="T11">Main success</text:span><text:span text:style-name="T12"><text:s/>scenario :</text:span></text:p>
      <text:p text:style-name="P13">Users can choose between browsing as individuals or as companies.</text:p>
      <text:p text:style-name="P14">Users can choose from three main categories: cards, accounts and certificates, and loans.</text:p>
      <text:p text:style-name="P15">Each category contains specific types of products.</text:p>
      <text:p text:style-name="Standard"><text:span text:style-name="T16">Users can explore the details of each product type within the selected</text:span> <text:span text:style-name="T17">category</text:span>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mneya ahmed</meta:initial-creator>
    <dc:creator>omneya</dc:creator>
    <meta:creation-date>2024-05-07T19:39:00Z</meta:creation-date>
    <dc:date>2024-05-07T19:17:00Z</dc:date>
    <meta:template xlink:href="Normal.dotm" xlink:type="simple"/>
    <meta:editing-cycles>1</meta:editing-cycles>
    <meta:editing-duration>PT1740S</meta:editing-duration>
    <meta:document-statistic meta:page-count="1" meta:paragraph-count="1" meta:word-count="72" meta:character-count="483" meta:row-count="3" meta:non-whitespace-character-count="412"/>
  </office:meta>
</office:document-meta>
</file>